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tpSenderEndpoint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SenderEndpoint.setClientPool( FTPClientPool client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SenderEndpoint.isCheckDuplic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SenderEndpoint.FtpSenderEndpoint( FtpComponent component , Service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SenderEndpoint.createClient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tpSenderEndpoint.setMarshaler( File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SenderEndpoint.processInOnly( MessageExchange exchange , NormalizedMessage message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7">
            <text:p text:style-name="Table_20_Contents">17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FtpSenderEndpoint.setUri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SenderEndpoint.getUpload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SenderEndpoint.setUploadSuffix( String upload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SenderEndpoint.returnClient( FTPClient cli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tpSenderEndpoint.setCheckDuplicates( boolean checkDuplica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SenderEndpoint.star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tpSenderEndpoint.setOverwrite( boolean over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SenderEndpoint.isOver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SenderEndpoint.getClient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SenderEndpoint.valida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tpSenderEndpoint.borrowCli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tpSenderEndpoint.FtpSender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tpSenderEndpoint.getUnique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SenderEndpoint.setUniqueFileName( String unique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